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1701in" table:align="left"/>
    </style:style>
    <style:style style:name="Table1.A" style:family="table-column">
      <style:table-column-properties style:column-width="1.3097in"/>
    </style:style>
    <style:style style:name="Table1.B" style:family="table-column">
      <style:table-column-properties style:column-width="1.25in"/>
    </style:style>
    <style:style style:name="Table1.C" style:family="table-column">
      <style:table-column-properties style:column-width="3.6104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Footnote">
      <style:text-properties officeooo:rsid="003e009b" officeooo:paragraph-rsid="003e009b"/>
    </style:style>
    <style:style style:name="P2" style:family="paragraph" style:parent-style-name="Text_20_body">
      <style:text-properties officeooo:rsid="00145936" officeooo:paragraph-rsid="00145936"/>
    </style:style>
    <style:style style:name="P3" style:family="paragraph" style:parent-style-name="Title">
      <style:text-properties officeooo:rsid="00145936" officeooo:paragraph-rsid="00145936"/>
    </style:style>
    <style:style style:name="P4" style:family="paragraph" style:parent-style-name="Text_20_body">
      <style:text-properties officeooo:rsid="00180d89" officeooo:paragraph-rsid="00180d89"/>
    </style:style>
    <style:style style:name="P5" style:family="paragraph" style:parent-style-name="Text_20_body">
      <style:paragraph-properties style:writing-mode="lr-tb"/>
      <style:text-properties officeooo:rsid="00180d89" officeooo:paragraph-rsid="00180d89"/>
    </style:style>
    <style:style style:name="P6" style:family="paragraph" style:parent-style-name="Text_20_body">
      <style:text-properties officeooo:rsid="00180d89" officeooo:paragraph-rsid="0053031a"/>
    </style:style>
    <style:style style:name="P7" style:family="paragraph" style:parent-style-name="Text_20_body">
      <style:text-properties officeooo:rsid="001a6136" officeooo:paragraph-rsid="001a6136"/>
    </style:style>
    <style:style style:name="P8" style:family="paragraph" style:parent-style-name="Text_20_body">
      <style:paragraph-properties style:writing-mode="lr-tb"/>
      <style:text-properties officeooo:rsid="001a6136" officeooo:paragraph-rsid="001a6136"/>
    </style:style>
    <style:style style:name="P9" style:family="paragraph" style:parent-style-name="Text_20_body">
      <style:text-properties officeooo:rsid="001bdac4" officeooo:paragraph-rsid="001bdac4"/>
    </style:style>
    <style:style style:name="P10" style:family="paragraph" style:parent-style-name="Text_20_body">
      <style:text-properties officeooo:rsid="001bdac4" officeooo:paragraph-rsid="00659fa1"/>
    </style:style>
    <style:style style:name="P11" style:family="paragraph" style:parent-style-name="Text_20_body">
      <style:text-properties officeooo:rsid="001bdac4" officeooo:paragraph-rsid="0069489f"/>
    </style:style>
    <style:style style:name="P12" style:family="paragraph" style:parent-style-name="Text_20_body">
      <style:text-properties officeooo:rsid="0023f7e8" officeooo:paragraph-rsid="0023f7e8"/>
    </style:style>
    <style:style style:name="P13" style:family="paragraph" style:parent-style-name="Text_20_body">
      <style:paragraph-properties style:writing-mode="lr-tb"/>
      <style:text-properties officeooo:rsid="0023f7e8" officeooo:paragraph-rsid="0023f7e8"/>
    </style:style>
    <style:style style:name="P14" style:family="paragraph" style:parent-style-name="Text_20_body">
      <style:text-properties officeooo:rsid="0025cd8c" officeooo:paragraph-rsid="0025cd8c"/>
    </style:style>
    <style:style style:name="P15" style:family="paragraph" style:parent-style-name="Text_20_body">
      <style:paragraph-properties style:writing-mode="lr-tb"/>
      <style:text-properties officeooo:rsid="0025cd8c" officeooo:paragraph-rsid="0025cd8c"/>
    </style:style>
    <style:style style:name="P16" style:family="paragraph" style:parent-style-name="Text_20_body">
      <style:text-properties officeooo:rsid="0029e371" officeooo:paragraph-rsid="002bae6d"/>
    </style:style>
    <style:style style:name="P17" style:family="paragraph" style:parent-style-name="Text_20_body">
      <style:paragraph-properties style:writing-mode="lr-tb"/>
      <style:text-properties officeooo:rsid="0029e371" officeooo:paragraph-rsid="002bae6d"/>
    </style:style>
    <style:style style:name="P18" style:family="paragraph" style:parent-style-name="Text_20_body">
      <style:text-properties officeooo:rsid="001da1df" officeooo:paragraph-rsid="001da1df"/>
    </style:style>
    <style:style style:name="P19" style:family="paragraph" style:parent-style-name="Text_20_body">
      <style:paragraph-properties style:writing-mode="lr-tb"/>
      <style:text-properties officeooo:rsid="001da1df" officeooo:paragraph-rsid="001da1df"/>
    </style:style>
    <style:style style:name="P20" style:family="paragraph" style:parent-style-name="Text_20_body">
      <style:text-properties officeooo:rsid="00220f43" officeooo:paragraph-rsid="00220f43"/>
    </style:style>
    <style:style style:name="P21" style:family="paragraph" style:parent-style-name="Text_20_body">
      <style:text-properties officeooo:rsid="0024d36b" officeooo:paragraph-rsid="0024d36b"/>
    </style:style>
    <style:style style:name="P22" style:family="paragraph" style:parent-style-name="Text_20_body">
      <style:text-properties officeooo:rsid="00253c1a" officeooo:paragraph-rsid="00253c1a"/>
    </style:style>
    <style:style style:name="P23" style:family="paragraph" style:parent-style-name="Text_20_body">
      <style:text-properties officeooo:rsid="0028f17e" officeooo:paragraph-rsid="0028f17e"/>
    </style:style>
    <style:style style:name="P24" style:family="paragraph" style:parent-style-name="Text_20_body">
      <style:text-properties fo:font-weight="bold" officeooo:rsid="0029e371" officeooo:paragraph-rsid="0029e371" style:font-weight-asian="bold" style:font-weight-complex="bold"/>
    </style:style>
    <style:style style:name="P25" style:family="paragraph" style:parent-style-name="Text_20_body">
      <style:text-properties fo:font-weight="bold" officeooo:rsid="002bae6d" officeooo:paragraph-rsid="002bae6d" style:font-weight-asian="bold" style:font-weight-complex="bold"/>
    </style:style>
    <style:style style:name="P26" style:family="paragraph" style:parent-style-name="Text_20_body">
      <style:paragraph-properties style:writing-mode="lr-tb"/>
    </style:style>
    <style:style style:name="P27" style:family="paragraph" style:parent-style-name="Text_20_body">
      <style:text-properties officeooo:rsid="0045df68" officeooo:paragraph-rsid="0045df68"/>
    </style:style>
    <style:style style:name="P28" style:family="paragraph" style:parent-style-name="Text_20_body">
      <style:text-properties officeooo:rsid="005c9abc" officeooo:paragraph-rsid="005c9abc"/>
    </style:style>
    <style:style style:name="P29" style:family="paragraph" style:parent-style-name="Text_20_body">
      <style:text-properties fo:font-weight="normal" officeooo:rsid="004565d6" officeooo:paragraph-rsid="0053031a" style:font-weight-asian="normal" style:font-weight-complex="normal"/>
    </style:style>
    <style:style style:name="P30" style:family="paragraph" style:parent-style-name="Text_20_body">
      <style:text-properties fo:font-weight="normal" officeooo:rsid="0045df68" officeooo:paragraph-rsid="0045df68" style:font-weight-asian="normal" style:font-weight-complex="normal"/>
    </style:style>
    <style:style style:name="P31" style:family="paragraph" style:parent-style-name="Text_20_body">
      <style:text-properties fo:font-weight="normal" officeooo:rsid="0053031a" officeooo:paragraph-rsid="0053031a" style:font-weight-asian="normal" style:font-weight-complex="normal"/>
    </style:style>
    <style:style style:name="P32" style:family="paragraph" style:parent-style-name="Table_20_Contents">
      <style:text-properties officeooo:rsid="005e6793" officeooo:paragraph-rsid="005e679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officeooo:rsid="005c9abc" officeooo:paragraph-rsid="005c9ab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officeooo:rsid="00608e29" officeooo:paragraph-rsid="00608e2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officeooo:rsid="005c9abc" officeooo:paragraph-rsid="005c9abc" style:font-size-asian="12pt" style:font-style-asian="italic" style:font-weight-asian="bold" style:font-size-complex="12pt" style:font-style-complex="italic" style:font-weight-complex="bold" style:text-overline-style="none" style:text-overline-color="font-color"/>
    </style:style>
    <style:style style:name="P36" style:family="paragraph" style:parent-style-name="Table_20_Contents">
      <style:text-properties officeooo:rsid="005e6793" officeooo:paragraph-rsid="005fced1" style:font-size-asian="12pt" style:font-style-asian="italic" style:font-weight-asian="bold" style:font-size-complex="12pt" style:font-style-complex="italic" style:font-weight-complex="bold" style:text-overline-style="none" style:text-overline-color="font-color"/>
    </style:style>
    <style:style style:name="P37" style:family="paragraph" style:parent-style-name="Text_20_body">
      <style:paragraph-properties style:writing-mode="lr-tb"/>
      <style:text-properties fo:font-size="10pt" officeooo:rsid="00328663" officeooo:paragraph-rsid="00328663" style:font-size-asian="10pt" style:font-size-complex="10pt"/>
    </style:style>
    <style:style style:name="P38" style:family="paragraph" style:parent-style-name="Text_20_body">
      <style:paragraph-properties style:writing-mode="lr-tb"/>
      <style:text-properties officeooo:rsid="0019c00a" officeooo:paragraph-rsid="0019c00a"/>
    </style:style>
    <style:style style:name="P39" style:family="paragraph" style:parent-style-name="Text_20_body">
      <style:paragraph-properties style:writing-mode="lr-tb"/>
      <style:text-properties officeooo:rsid="0051869c" officeooo:paragraph-rsid="0051869c"/>
    </style:style>
    <style:style style:name="P40" style:family="paragraph" style:parent-style-name="Text_20_body">
      <style:paragraph-properties fo:text-align="start" style:justify-single-word="false"/>
      <style:text-properties officeooo:rsid="0051869c" officeooo:paragraph-rsid="0051869c"/>
    </style:style>
    <style:style style:name="P41" style:family="paragraph" style:parent-style-name="Text_20_body">
      <style:paragraph-properties fo:text-align="center" style:justify-single-word="false"/>
      <style:text-properties fo:font-size="12pt" fo:font-style="italic" officeooo:rsid="006378d2" officeooo:paragraph-rsid="006378d2" style:font-size-asian="12pt" style:font-style-asian="italic" style:font-size-complex="12pt" style:font-style-complex="italic"/>
    </style:style>
    <style:style style:name="P42" style:family="paragraph" style:parent-style-name="Text_20_body">
      <style:text-properties fo:font-style="normal" officeooo:rsid="0051869c" officeooo:paragraph-rsid="0051869c" style:font-style-asian="normal" style:font-style-complex="normal"/>
    </style:style>
    <style:style style:name="P43" style:family="paragraph" style:parent-style-name="Heading_20_1">
      <style:text-properties officeooo:rsid="00145936" officeooo:paragraph-rsid="00145936"/>
    </style:style>
    <style:style style:name="P44" style:family="paragraph" style:parent-style-name="Heading_20_1">
      <style:text-properties officeooo:rsid="00180d89" officeooo:paragraph-rsid="00180d89"/>
    </style:style>
    <style:style style:name="P45" style:family="paragraph" style:parent-style-name="Heading_20_2">
      <style:text-properties officeooo:rsid="0031a939" officeooo:paragraph-rsid="0031a939"/>
    </style:style>
    <style:style style:name="P46" style:family="paragraph" style:parent-style-name="Heading_20_2">
      <style:text-properties officeooo:rsid="00180d89" officeooo:paragraph-rsid="00180d89"/>
    </style:style>
    <style:style style:name="P47" style:family="paragraph" style:parent-style-name="Heading_20_2">
      <style:text-properties officeooo:rsid="005c9abc" officeooo:paragraph-rsid="005c9abc"/>
    </style:style>
    <style:style style:name="P48" style:family="paragraph" style:parent-style-name="Heading_20_2">
      <style:text-properties officeooo:rsid="001a6136" officeooo:paragraph-rsid="001a6136"/>
    </style:style>
    <style:style style:name="P49" style:family="paragraph" style:parent-style-name="Heading_20_3">
      <style:text-properties officeooo:paragraph-rsid="00180d89"/>
    </style:style>
    <style:style style:name="P50" style:family="paragraph" style:parent-style-name="Heading_20_3">
      <style:text-properties officeooo:rsid="001a6136" officeooo:paragraph-rsid="001a6136"/>
    </style:style>
    <style:style style:name="P51" style:family="paragraph" style:parent-style-name="Heading_20_3">
      <style:text-properties officeooo:rsid="001bdac4" officeooo:paragraph-rsid="001bdac4"/>
    </style:style>
    <style:style style:name="P52" style:family="paragraph" style:parent-style-name="Heading_20_3">
      <style:text-properties officeooo:rsid="001bdac4" officeooo:paragraph-rsid="001da1df"/>
    </style:style>
    <style:style style:name="P53" style:family="paragraph" style:parent-style-name="Heading_20_3">
      <style:text-properties officeooo:rsid="0023f7e8" officeooo:paragraph-rsid="0023f7e8"/>
    </style:style>
    <style:style style:name="P54" style:family="paragraph" style:parent-style-name="Heading_20_3">
      <style:text-properties officeooo:rsid="001ff403" officeooo:paragraph-rsid="001ff403"/>
    </style:style>
    <style:style style:name="P55" style:family="paragraph" style:parent-style-name="Heading_20_3">
      <style:text-properties officeooo:rsid="0025cd8c" officeooo:paragraph-rsid="0025cd8c"/>
    </style:style>
    <style:style style:name="P56" style:family="paragraph" style:parent-style-name="Heading_20_3">
      <style:text-properties officeooo:rsid="0029e371" officeooo:paragraph-rsid="0029e371"/>
    </style:style>
    <style:style style:name="P57" style:family="paragraph" style:parent-style-name="Heading_20_3">
      <style:text-properties officeooo:rsid="002bae6d" officeooo:paragraph-rsid="002bae6d"/>
    </style:style>
    <style:style style:name="P58" style:family="paragraph" style:parent-style-name="Heading_20_3">
      <style:paragraph-properties fo:break-before="page"/>
    </style:style>
    <style:style style:name="P59" style:family="paragraph" style:parent-style-name="Heading_20_3">
      <style:text-properties fo:font-weight="normal" style:font-weight-asian="normal" style:font-weight-complex="normal"/>
    </style:style>
    <style:style style:name="P60" style:family="paragraph" style:parent-style-name="Heading_20_4">
      <style:text-properties fo:font-style="normal" style:font-style-asian="normal" style:font-style-complex="normal"/>
    </style:style>
    <style:style style:name="P61" style:family="paragraph" style:parent-style-name="Text_20_body" style:list-style-name="L1">
      <style:text-properties officeooo:rsid="00145936" officeooo:paragraph-rsid="00145936"/>
    </style:style>
    <style:style style:name="P62" style:family="paragraph" style:parent-style-name="Text_20_body" style:list-style-name="L1">
      <style:text-properties officeooo:rsid="0015f8d7" officeooo:paragraph-rsid="0015f8d7"/>
    </style:style>
    <style:style style:name="P63" style:family="paragraph" style:parent-style-name="Text_20_body" style:list-style-name="L1">
      <style:text-properties officeooo:rsid="001a6136" officeooo:paragraph-rsid="001a6136"/>
    </style:style>
    <style:style style:name="P64" style:family="paragraph" style:parent-style-name="Text_20_body">
      <style:text-properties officeooo:rsid="0023f7e8" officeooo:paragraph-rsid="006d4c49"/>
    </style:style>
    <style:style style:name="P65" style:family="paragraph" style:parent-style-name="Text_20_body">
      <style:paragraph-properties style:writing-mode="lr-tb"/>
      <style:text-properties officeooo:rsid="0025cd8c" officeooo:paragraph-rsid="0025cd8c"/>
    </style:style>
    <style:style style:name="T1" style:family="text">
      <style:text-properties officeooo:rsid="0015f8d7"/>
    </style:style>
    <style:style style:name="T2" style:family="text">
      <style:text-properties officeooo:rsid="00180d89"/>
    </style:style>
    <style:style style:name="T3" style:family="text">
      <style:text-properties officeooo:rsid="0019c00a"/>
    </style:style>
    <style:style style:name="T4" style:family="text">
      <style:text-properties officeooo:rsid="001a6136"/>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53031a"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53031a" style:font-style-asian="italic" style:font-weight-asian="bold" style:font-style-complex="italic" style:font-weight-complex="bold"/>
    </style:style>
    <style:style style:name="T9" style:family="text">
      <style:text-properties officeooo:rsid="001da1df"/>
    </style:style>
    <style:style style:name="T10" style:family="text">
      <style:text-properties officeooo:rsid="0021e234"/>
    </style:style>
    <style:style style:name="T11" style:family="text">
      <style:text-properties officeooo:rsid="0024d36b"/>
    </style:style>
    <style:style style:name="T12" style:family="text">
      <style:text-properties officeooo:rsid="00270d43"/>
    </style:style>
    <style:style style:name="T13" style:family="text">
      <style:text-properties officeooo:rsid="0028f17e"/>
    </style:style>
    <style:style style:name="T14" style:family="text">
      <style:text-properties officeooo:rsid="0029786e"/>
    </style:style>
    <style:style style:name="T15" style:family="text">
      <style:text-properties fo:font-weight="bold" style:font-weight-asian="bold" style:font-weight-complex="bold"/>
    </style:style>
    <style:style style:name="T16" style:family="text">
      <style:text-properties fo:font-weight="bold" officeooo:rsid="0029786e" style:font-weight-asian="bold" style:font-weight-complex="bold"/>
    </style:style>
    <style:style style:name="T17" style:family="text">
      <style:text-properties fo:font-weight="bold" officeooo:rsid="002d3be1" style:font-weight-asian="bold" style:font-weight-complex="bold"/>
    </style:style>
    <style:style style:name="T18" style:family="text">
      <style:text-properties fo:font-weight="bold" officeooo:rsid="0019c00a" style:font-weight-asian="bold" style:font-weight-complex="bold"/>
    </style:style>
    <style:style style:name="T19" style:family="text">
      <style:text-properties fo:font-weight="bold" officeooo:rsid="003bd30a" style:font-weight-asian="bold" style:font-weight-complex="bold"/>
    </style:style>
    <style:style style:name="T20" style:family="text">
      <style:text-properties fo:font-weight="bold" officeooo:rsid="003e1df0" style:font-weight-asian="bold" style:font-weight-complex="bold"/>
    </style:style>
    <style:style style:name="T21" style:family="text">
      <style:text-properties fo:font-weight="bold" officeooo:rsid="00466c0d" style:font-weight-asian="bold" style:font-weight-complex="bold"/>
    </style:style>
    <style:style style:name="T22" style:family="text">
      <style:text-properties fo:font-weight="bold" officeooo:rsid="0053031a" style:font-weight-asian="bold" style:font-weight-complex="bold"/>
    </style:style>
    <style:style style:name="T23" style:family="text">
      <style:text-properties fo:font-weight="bold" officeooo:rsid="00659fa1" style:font-weight-asian="bold" style:font-weight-complex="bold"/>
    </style:style>
    <style:style style:name="T24" style:family="text">
      <style:text-properties fo:font-weight="bold" officeooo:rsid="006a3581" style:font-weight-asian="bold" style:font-weight-complex="bold"/>
    </style:style>
    <style:style style:name="T25" style:family="text">
      <style:text-properties fo:font-weight="bold" officeooo:rsid="006d4c49" style:font-weight-asian="bold" style:font-weight-complex="bold"/>
    </style:style>
    <style:style style:name="T26" style:family="text">
      <style:text-properties fo:font-weight="bold" officeooo:rsid="006eeec4"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d3be1" style:font-weight-asian="normal" style:font-weight-complex="normal"/>
    </style:style>
    <style:style style:name="T29" style:family="text">
      <style:text-properties fo:font-weight="normal" officeooo:rsid="002e54dc" style:font-weight-asian="normal" style:font-weight-complex="normal"/>
    </style:style>
    <style:style style:name="T30" style:family="text">
      <style:text-properties fo:font-weight="normal" officeooo:rsid="002f6df1" style:font-weight-asian="normal" style:font-weight-complex="normal"/>
    </style:style>
    <style:style style:name="T31" style:family="text">
      <style:text-properties fo:font-weight="normal" officeooo:rsid="00385e5d" style:font-weight-asian="normal" style:font-weight-complex="normal"/>
    </style:style>
    <style:style style:name="T32" style:family="text">
      <style:text-properties fo:font-weight="normal" officeooo:rsid="0041f135" style:font-weight-asian="normal" style:font-weight-complex="normal"/>
    </style:style>
    <style:style style:name="T33" style:family="text">
      <style:text-properties fo:font-weight="normal" officeooo:rsid="0047c54c" style:font-weight-asian="normal" style:font-weight-complex="normal"/>
    </style:style>
    <style:style style:name="T34" style:family="text">
      <style:text-properties fo:font-weight="normal" officeooo:rsid="00608e29" style:font-weight-asian="normal" style:font-weight-complex="normal"/>
    </style:style>
    <style:style style:name="T35" style:family="text">
      <style:text-properties fo:font-weight="normal" officeooo:rsid="0061c099" style:font-weight-asian="normal" style:font-weight-complex="normal"/>
    </style:style>
    <style:style style:name="T36" style:family="text">
      <style:text-properties fo:font-weight="normal" officeooo:rsid="0063a11a" style:font-weight-asian="normal" style:font-weight-complex="normal"/>
    </style:style>
    <style:style style:name="T37" style:family="text">
      <style:text-properties fo:font-weight="normal" officeooo:rsid="0065f2a9" style:font-weight-asian="normal" style:font-weight-complex="normal"/>
    </style:style>
    <style:style style:name="T38" style:family="text">
      <style:text-properties fo:font-weight="normal" officeooo:rsid="001da1df" style:font-weight-asian="normal" style:font-weight-complex="normal"/>
    </style:style>
    <style:style style:name="T39" style:family="text">
      <style:text-properties fo:font-weight="normal" officeooo:rsid="006a3581" style:font-weight-asian="normal" style:font-weight-complex="normal"/>
    </style:style>
    <style:style style:name="T40" style:family="text">
      <style:text-properties fo:font-weight="normal" officeooo:rsid="006eeec4" style:font-weight-asian="normal" style:font-weight-complex="normal"/>
    </style:style>
    <style:style style:name="T41" style:family="text">
      <style:text-properties officeooo:rsid="0029e371"/>
    </style:style>
    <style:style style:name="T42" style:family="text">
      <style:text-properties officeooo:rsid="002bae6d"/>
    </style:style>
    <style:style style:name="T43" style:family="text">
      <style:text-properties officeooo:rsid="002d3be1"/>
    </style:style>
    <style:style style:name="T44" style:family="text">
      <style:text-properties officeooo:rsid="002e54dc"/>
    </style:style>
    <style:style style:name="T45" style:family="text">
      <style:text-properties officeooo:rsid="002f6df1"/>
    </style:style>
    <style:style style:name="T46" style:family="text">
      <style:text-properties officeooo:rsid="00302e93"/>
    </style:style>
    <style:style style:name="T47" style:family="text">
      <style:text-properties officeooo:rsid="00368d7b"/>
    </style:style>
    <style:style style:name="T48" style:family="text">
      <style:text-properties officeooo:rsid="00385e5d"/>
    </style:style>
    <style:style style:name="T49" style:family="text">
      <style:text-properties officeooo:rsid="0039eb0d"/>
    </style:style>
    <style:style style:name="T50" style:family="text">
      <style:text-properties officeooo:rsid="003b794f"/>
    </style:style>
    <style:style style:name="T51" style:family="text">
      <style:text-properties officeooo:rsid="003c2253"/>
    </style:style>
    <style:style style:name="T52" style:family="text">
      <style:text-properties officeooo:rsid="003e009b"/>
    </style:style>
    <style:style style:name="T53" style:family="text">
      <style:text-properties officeooo:rsid="003e75ae"/>
    </style:style>
    <style:style style:name="T54" style:family="text">
      <style:text-properties officeooo:rsid="004070ce"/>
    </style:style>
    <style:style style:name="T55" style:family="text">
      <style:text-properties officeooo:rsid="0042eb88"/>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53031a" style:font-style-asian="normal" style:font-weight-asian="normal" style:font-style-complex="normal" style:font-weight-complex="normal"/>
    </style:style>
    <style:style style:name="T58" style:family="text">
      <style:text-properties fo:font-style="normal" style:font-style-asian="normal" style:font-style-complex="normal"/>
    </style:style>
    <style:style style:name="T59" style:family="text">
      <style:text-properties fo:font-style="normal" officeooo:rsid="0053031a" style:font-style-asian="normal" style:font-style-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053031a" style:font-style-asian="normal" style:font-weight-asian="bold" style:font-style-complex="normal" style:font-weight-complex="bold"/>
    </style:style>
    <style:style style:name="T62" style:family="text">
      <style:text-properties officeooo:rsid="00466c0d"/>
    </style:style>
    <style:style style:name="T63" style:family="text">
      <style:text-properties officeooo:rsid="0047c54c"/>
    </style:style>
    <style:style style:name="T64" style:family="text">
      <style:text-properties officeooo:rsid="0049e6a7"/>
    </style:style>
    <style:style style:name="T65" style:family="text">
      <style:text-properties officeooo:rsid="004b3fd4"/>
    </style:style>
    <style:style style:name="T66" style:family="text">
      <style:text-properties officeooo:rsid="004c3aa8"/>
    </style:style>
    <style:style style:name="T67" style:family="text">
      <style:text-properties officeooo:rsid="0050a480"/>
    </style:style>
    <style:style style:name="T68" style:family="text">
      <style:text-properties officeooo:rsid="0053031a"/>
    </style:style>
    <style:style style:name="T69" style:family="text">
      <style:text-properties officeooo:rsid="0055afa8"/>
    </style:style>
    <style:style style:name="T70" style:family="text">
      <style:text-properties officeooo:rsid="0057705e"/>
    </style:style>
    <style:style style:name="T71" style:family="text">
      <style:text-properties officeooo:rsid="005c9abc"/>
    </style:style>
    <style:style style:name="T72" style:family="text">
      <style:text-properties officeooo:rsid="005e6793"/>
    </style:style>
    <style:style style:name="T73" style:family="text">
      <style:text-properties officeooo:rsid="005fced1"/>
    </style:style>
    <style:style style:name="T74" style:family="text">
      <style:text-properties officeooo:rsid="00608e29"/>
    </style:style>
    <style:style style:name="T75" style:family="text">
      <style:text-properties officeooo:rsid="0063a11a"/>
    </style:style>
    <style:style style:name="T76" style:family="text">
      <style:text-properties officeooo:rsid="00659fa1"/>
    </style:style>
    <style:style style:name="T77" style:family="text">
      <style:text-properties officeooo:rsid="00661166"/>
    </style:style>
    <style:style style:name="T78" style:family="text">
      <style:text-properties officeooo:rsid="006d4c49"/>
    </style:style>
    <style:style style:name="T79" style:family="text">
      <style:text-properties officeooo:rsid="006eeec4"/>
    </style:style>
    <style:style style:name="T80" style:family="text">
      <style:text-properties officeooo:rsid="006fa080"/>
    </style:style>
    <style:style style:name="T81" style:family="text">
      <style:text-properties officeooo:rsid="00715153"/>
    </style:style>
    <style:style style:name="T82" style:family="text">
      <style:text-properties officeooo:rsid="0073ebb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Mi<text:span text:style-name="T69">M</text:span>i-d <text:span text:style-name="T64">synthesizer</text:span></text:p>
      <text:p text:style-name="P37"><text:span text:style-name="T65">Ricard Wanderlöf </text:span><text:span text:style-name="T78">Oct 18</text:span><text:span text:style-name="T65"> 2024<text:tab/><text:tab/><text:tab/><text:tab/><text:tab/><text:tab/><text:tab/><text:tab/></text:span>Manual version <text:span text:style-name="T66">1.</text:span><text:span text:style-name="T67">0.</text:span><text:span text:style-name="T82">3+</text:span><text:span text:style-name="T67"><text:line-break/><text:tab/><text:tab/><text:tab/><text:tab/><text:tab/><text:tab/><text:tab/><text:tab/><text:tab/><text:tab/><text:tab/>Plugin version 2.0.</text:span><text:span text:style-name="T82">3+</text:span></text:p>
      <text:h text:style-name="P43" text:outline-level="1">Introduction</text:h>
      <text:p text:style-name="P2">The MiMi-d is a virtual analog synthesizer in the form of a plugin, designed primarily as a<text:span text:style-name="T52">n LV2</text:span><text:span text:style-name="T52"><text:note text:id="ftn1" text:note-class="footnote"><text:note-citation>1</text:note-citation><text:note-body><text:p text:style-name="P1">The framework used (Distrho Plugin Framework) additionally has support for the DSSI, VST2, VST3 and CLAP formats, as well as a standalone JACK binary, although primary development foucs has been the LV2 format for use in Zynthian. </text:p></text:note-body></text:note></text:span> synth engine for the Zynthian platform, although the plugin itself is not tied to any specific hardware. <text:span text:style-name="T46">The plugin has no GUI of its own, and thus relies completely on the host for setting parameters, as well as saving and loading patches.</text:span></text:p>
      <text:h text:style-name="P45" text:outline-level="2">Background</text:h>
      <text:p text:style-name="P2">The Mi<text:span text:style-name="T78">M</text:span>i-d stems from an analog polyphonic synthesizer named the Mimi-a which I <text:span text:style-name="T14">built</text:span> as a one-off project in 1987-1988. It was loosely based on my desire for a Memory<text:span text:style-name="T47">moog</text:span>, although in the end the resulting instrument turned out rather different. I had previously built an all-analog monophonic synthesizer, the Delta Seven. <text:span text:style-name="T55">As digital technology became available, m</text:span><text:span text:style-name="T13">any times I had been thinking of creating a digital equivalent, but the project did not come together until I discovered the OB-X</text:span><text:span text:style-name="T70">d</text:span><text:span text:style-name="T13"> plugin, and upon examination of its source code realized that it would be within reach to use and modify the internal modules to create a digital model of the Mimi-a. The OB-X</text:span><text:span text:style-name="T70">d</text:span><text:span text:style-name="T13"> has, above all, excellent oscillator and filter implementations, but I’ve never been fond of the architecture of the classic </text:span><text:span text:style-name="T47">Ober</text:span><text:span text:style-name="T13">heim synthesizers, and the OB-X</text:span><text:span text:style-name="T70">d</text:span><text:span text:style-name="T13"> architecture, being modeled on them, was no exception.</text:span></text:p>
      <text:p text:style-name="P23">So, I present the MiMi-d, which is intended not to be an accurate model of the MiMi-a, but rather an instrument in the same spirit, drawing from my long-time experiences of building and playing synthesizers, while using all the bells and whistles that can be gained from a digital implementation. <text:span text:style-name="T43">Some features, such as variable sync, have been modeled on the Delta Seven.</text:span> It is not intended to be the be-all and end-all of virtual analog synthesizers, rather, it’s a nod to synthesizers with compact yet eminently usable architectures such as the Prophet-5. <text:span text:style-name="T43">In other words, a</text:span> go-to plugin for standard subtractive synthesis needs, with various bonus features thrown in along the way.</text:p>
      <text:h text:style-name="P43" text:outline-level="1">Architecture</text:h>
      <text:p text:style-name="P2">The MiMi-d is a two oscillator subtractive synthesizer, with <text:span text:style-name="T12">additional </text:span>sub oscillator, <text:span text:style-name="T12">mixed together and feeding a </text:span>24 dB/octave variable-slope resonant ladder type low pass filter, <text:span text:style-name="T12">followed by a </text:span>non-resonant <text:span text:style-name="T43">6 dB/octave </text:span>high pass filter <text:span text:style-name="T12">and finally an output VCA. For modulation/control there are</text:span> two <text:span text:style-name="T47">A</text:span><text:span text:style-name="T78">H</text:span><text:span text:style-name="T47">DSSR </text:span>envelope generators, <text:span text:style-name="T43">one for the filter and one for the VCA,</text:span> and two modulation generators which can act as LFOs or supplementary <text:span text:style-name="T12">AD </text:span>envelope generators.</text:p>
      <text:p text:style-name="P2">What sets the MiMi-d apart from other instruments are various details and modulation paths:</text:p>
      <text:list text:style-name="L1">
        <text:list-item>
          <text:p text:style-name="P61">Frequency modulation from oscillator 2 to oscillator 1</text:p>
        </text:list-item>
        <text:list-item>
          <text:p text:style-name="P61"><text:soft-page-break/>Frequency modulation from oscillator 2 to the filter</text:p>
        </text:list-item>
        <text:list-item>
          <text:p text:style-name="P61">Variable sync level between the oscillators</text:p>
        </text:list-item>
        <text:list-item>
          <text:p text:style-name="P61">Not only oscillator frequency, pulse width, and filter frequency can be modulated, but also filter resonance and the amount of oscillator to filter modulation</text:p>
        </text:list-item>
        <text:list-item>
          <text:p text:style-name="P61">VCA overdrive, <text:span text:style-name="T10">modeling</text:span> the overdriven sound of a CA3080 OTA often used as a VCA chip in analog synthesizers <text:span text:style-name="T1">such as the MiMi-a</text:span></text:p>
        </text:list-item>
        <text:list-item>
          <text:p text:style-name="P61">Bipolar filter envelope – no more running out of the low end of the filter cutoff control when applying envelope modulation</text:p>
        </text:list-item>
        <text:list-item>
          <text:p text:style-name="P61">Faithful reproduction of the CEM3310 and SSM2050/2055/2056 envelope shapes, <text:span text:style-name="T1">as well as a completely linear curve mode which </text:span><text:span text:style-name="T10">model</text:span><text:span text:style-name="T1">s the MiMi-a envelopes (and other synthesizers with trapezoid envelope shapes like the VCS3)</text:span></text:p>
        </text:list-item>
        <text:list-item>
          <text:p text:style-name="P62">The envelopes are A<text:span text:style-name="T78">H</text:span>DSSR types, <text:span text:style-name="T81">i.e. basically ADSR envelopes, </text:span><text:span text:style-name="T78">with a</text:span><text:span text:style-name="T81">n </text:span><text:span text:style-name="T82">additional</text:span><text:span text:style-name="T78"> hold phase between the attack and decay phases, and </text:span>a sustain phase that can be constant as in a traditional ADSR or work like a second decay</text:p>
        </text:list-item>
        <text:list-item>
          <text:p text:style-name="P63">Per-voice LFOs, where each voice <text:span text:style-name="T43">can have </text:span>its own phase. When the LFO waveform is set to sample-and-hold, each voice will has a different different random value for each cycle.</text:p>
        </text:list-item>
      </text:list>
      <text:p text:style-name="P2">The MiMi-d owes much of its existence to the OB-Xd and its designer Filatov Vadim from which a lot of the DSP code stems, in particular the excellent alias reduction implementation in the oscillators and the filter implementation, <text:span text:style-name="T41">and also the use of randomness in the appropriate </text:span><text:span text:style-name="T43">places </text:span><text:span text:style-name="T41"><text:s/>to model analog behavior.</text:span></text:p>
      <text:h text:style-name="P44" text:outline-level="1">Parameters</text:h>
      <text:p text:style-name="P4">All parameters have been divided into groups of four to be easily accessible using the Zynthian GUI.</text:p>
      <text:h text:style-name="P46" text:outline-level="2">Main</text:h>
      <text:p text:style-name="P4">General parameters: <text:span text:style-name="T15">Volume</text:span>, <text:span text:style-name="T15">Master Tune </text:span>(+/- one semitone), <text:span text:style-name="T15">Portamento Tine </text:span>and <text:span text:style-name="T15">Octave</text:span>.</text:p>
      <text:h text:style-name="P46" text:outline-level="2">Key assignment</text:h>
      <text:p text:style-name="P4">The MiMi-a <text:span text:style-name="T14">had</text:span> quite a comprehensive and <text:span text:style-name="T43">configurable</text:span> key assigner, which has been carried over and augmented in the MiMi-d. Although voice allocation can be of lesser importance in an software instrument which has neigh infinite number of voices, it is important when <text:span text:style-name="T10">modeling</text:span> an instrument which has a fairly low <text:span text:style-name="T10">voice count</text:span>.</text:p>
      <text:h text:style-name="Heading_20_3" text:outline-level="3"><text:span text:style-name="T2">Key assignment </text:span>Page #1</text:h>
      <text:p text:style-name="Text_20_body"><text:span text:style-name="T15">Voice count </text:span>– How many notes can be played at once <text:span text:style-name="T43">in </text:span>Poly mode; <text:span text:style-name="T47">in the Mono modes, this controls </text:span>how many voices are played in unison.<text:span text:style-name="T43">.</text:span></text:p>
      <text:p text:style-name="P4"><text:span text:style-name="T15">Assign </text:span><text:span text:style-name="T16">M</text:span><text:span text:style-name="T15">ode </text:span>– <text:span text:style-name="T15">Poly</text:span> (Polyphonic), <text:span text:style-name="T15">Mono</text:span> (Monophonic), <text:span text:style-name="T15">AutoP</text:span> (Monophonic with auto portamento, i.e. portamento is only engaged when playing legato)</text:p>
      <text:p text:style-name="P4"><text:soft-page-break/><text:span text:style-name="T15">Envelope Attack </text:span>– Governs whether the envelopes curves start where they happened to leave off after the voice was used previously (<text:span text:style-name="T15">FreeRun</text:span>), or always reset to zero (<text:span text:style-name="T15">KeyReset</text:span>).</text:p>
      <text:p text:style-name="P6"><text:span text:style-name="T22">Env Retrig</text:span><text:span text:style-name="T15"> </text:span>– When a voice that is playing is reused for a new note, by default (<text:span text:style-name="T22">All</text:span>) it will always retrigger the envelopes. Alternatively, it will retrigger for note on events but not for note off events (<text:span text:style-name="T22">Note On</text:span>), or neither <text:span text:style-name="T68">for note on nor note off events </text:span>(<text:span text:style-name="T22">None</text:span>). <text:span text:style-name="T43">This is mostly useful in Mono modes but operates in an extrapolated fashion also in Poly mode.</text:span></text:p>
      <text:h text:style-name="P49" text:outline-level="3">Key assignment Page #<text:span text:style-name="T2">2</text:span></text:h>
      <text:p text:style-name="P4"><text:span text:style-name="T15">Assign Order </text:span>– The basic order in which voices are allocated. Cyclic mode (<text:span text:style-name="T15">Cyc</text:span>) is most common, where the voice chosen is the one that hasn’t been pressed for the longest time. Alternatively, Reset-to-zero mode (<text:span text:style-name="T15">RSZ</text:span>) means that the lowest numbered non playing voice will be selected at all times. This tends to cut off already playing voices, <text:span text:style-name="T43">allowing for long release times in Poly mode yet still having the release cut short when new notes are played like a monophonic synthesizer would behave.</text:span></text:p>
      <text:p text:style-name="P4"><text:span text:style-name="T15">Assign Memory</text:span> – Governs whether repeatedly playing the same note will attempt to allocate a voice governed by the Assign Order (<text:span text:style-name="T15">Off</text:span>) or allocate the same voice used for the note previously <text:span text:style-name="T43">(</text:span><text:span text:style-name="T17">Mem</text:span><text:span text:style-name="T43">)</text:span>. This can be useful for instance when <text:span text:style-name="T10">modeling</text:span> a stringed instrument with a long release, where there is actually only one string (or set of strings) per note.</text:p>
      <text:p text:style-name="P5"><text:span text:style-name="T15">Voice Rob </text:span>– When there are no free voices because the number of <text:span text:style-name="T3">notes </text:span>being played is equal to the Voice Count, the Voice Rob parameter governs whether new notes will be ignored (<text:span text:style-name="T15">Off</text:span> – but see the Voice Restore parameter <text:span text:style-name="T43">below</text:span>), or the oldest playing voice will be reused (<text:span text:style-name="T15">Rob O</text:span>, short for Rob Oldest), or alternatively, the oldest playing voice but avoiding robbing the voice with the lowest pitch <text:span text:style-name="T3">(</text:span><text:span text:style-name="T18">Rob NL</text:span><text:span text:style-name="T3">, short for Rob Next Lowest; NL is also a nod towards the Nord Lead which has a similar voice robbing strategy).</text:span></text:p>
      <text:p text:style-name="P38"><text:span text:style-name="T15">Voice Restore </text:span>– If more notes are played than <text:span text:style-name="T53">there </text:span>are available <text:span text:style-name="T53">voices, </text:span>the Voice Restore parameter governs whether the excess notes will be forgotten (<text:span text:style-name="T15">Off</text:span>), or saved in a list and played once voices become available (<text:span text:style-name="T15">Res</text:span>). This is most useful in Mono modes, but can be useful in Poly mode as well, <text:span text:style-name="T43">for instance when playing strings and one doesn’t want notes played in excess of the voice count to reduce the number of notes playing once they have been released</text:span>. <text:span text:style-name="T4">In Mono mode it </text:span><text:span text:style-name="T10">models</text:span><text:span text:style-name="T4"> the classic last-note-priority of a monophonic synthesizer, where the pitch jumps back to a previously held note when the last played note is released.</text:span></text:p>
      <text:h text:style-name="P60" text:outline-level="4">Recommended <text:span text:style-name="T68">key assign </text:span>settings</text:h>
      <text:p text:style-name="P42">Having so many key assignment settings can be daunting, as most synths have one or two, but most of the time they can be left at their default settings.</text:p>
      <text:p text:style-name="P40"><text:span text:style-name="T58">For polyphonic playing (</text:span><text:span text:style-name="T60">Assign Mode </text:span><text:span text:style-name="T56">= </text:span><text:span text:style-name="T7">Poly</text:span><text:span text:style-name="T58">): </text:span><text:span text:style-name="T60">Assign Order </text:span><text:span text:style-name="T56">= </text:span><text:span text:style-name="T7">Cyc</text:span><text:span text:style-name="T58">, </text:span><text:span text:style-name="T60">Assign Memory </text:span><text:span text:style-name="T56">= </text:span><text:span text:style-name="T7">Mem</text:span><text:span text:style-name="T58">, </text:span><text:span text:style-name="T60">Voice Rob </text:span><text:span text:style-name="T56">= </text:span><text:span text:style-name="T7">Rob NL, </text:span><text:span text:style-name="T60">Voice Restore </text:span><text:span text:style-name="T58">= </text:span><text:span text:style-name="T7">Off </text:span><text:span text:style-name="T57">and </text:span><text:span text:style-name="T61">Env Retrig</text:span><text:span text:style-name="T57"> = </text:span><text:span text:style-name="T8">All</text:span><text:span text:style-name="T57"> </text:span><text:span text:style-name="T56">(these are the defaults)</text:span><text:span text:style-name="T58">. Experiment with setting </text:span><text:span text:style-name="T60">Assign Memory</text:span><text:span text:style-name="T56"> to </text:span><text:span text:style-name="T7">Off</text:span><text:span text:style-name="T5"> </text:span><text:span text:style-name="T56">in order to get repeated notes played to trigger a new voice every time.</text:span></text:p>
      <text:p text:style-name="P39"><text:span text:style-name="T58">When playing monophonically (</text:span><text:span text:style-name="T60">Assign Mode </text:span><text:span text:style-name="T7">Poly </text:span><text:span text:style-name="T58">or </text:span><text:span text:style-name="T7">AutoP</text:span><text:span text:style-name="T58">), keep these settings but set </text:span><text:span text:style-name="T60">Voice Restore </text:span><text:span text:style-name="T58">to </text:span><text:span text:style-name="T7">On </text:span><text:span text:style-name="T58">to get the classic monosynth bounce-back-to-the-held-note behavior when holding one key and playing and releasing a second one. </text:span><text:span text:style-name="T59">Setting </text:span><text:span text:style-name="T61">Env Retrig</text:span><text:span text:style-name="T57"> to </text:span><text:span text:style-name="T8">None</text:span><text:span text:style-name="T6"> </text:span><text:span text:style-name="T57">will implement the behavior of synthesizers like the Minimoog, or a Pro-One in NORMAL mode, where the envelopes </text:span><text:soft-page-break/><text:span text:style-name="T57">are only retriggered if all keys are released before pressing a new one, sometimes termed ‘legato mode’. Setting the parameter to </text:span><text:span text:style-name="T8">All</text:span><text:span text:style-name="T57"> will cause the envelopes to retrigger whenever a new note is assigned, whether it is because a new key is pressed, or because a key is released when another one is held (when </text:span><text:span text:style-name="T61">Restore</text:span><text:span text:style-name="T57"> is </text:span><text:span text:style-name="T8">On</text:span><text:span text:style-name="T57">), causing the pitch revert back to the key that is held. This is sometimes termed ‘retrig mode’ on monophonic synthesizers.</text:span></text:p>
      <text:h text:style-name="P50" text:outline-level="3">Bend</text:h>
      <text:p text:style-name="P7"><text:span text:style-name="T15">Bend Range</text:span> – The bend range can be set in steps of semitones, up to a complete octave.</text:p>
      <text:p text:style-name="P7"><text:span text:style-name="T15">Dest</text:span> – Bend destination: <text:span text:style-name="T15">Off</text:span>, <text:span text:style-name="T15">Osc 1 </text:span>or <text:span text:style-name="T15">Osc 1+2</text:span>. The Osc1 position is useful when oscillator 1 is hard synced to oscillator 2.</text:p>
      <text:h text:style-name="Heading_20_3" text:outline-level="3">Modulator #1</text:h>
      <text:p text:style-name="P7">In the MiMi-a, there were two sources of modulation: an LFO, and a General Envelope Generator which additionally could be set in repeat mode. <text:span text:style-name="T43">The LFO was permanently wired to the mod wheel. </text:span>In the MiMi-d, there are two modulators, which basically are LFOs which additionally can run in one-shot mode, whereby the waveform stops after one full cycle, <text:span text:style-name="T43">and it is possible to select what type of controller (mod wheel, aftertouch or velocity (or none)) will control the modulation amount.</text:span></text:p>
      <text:h text:style-name="P50" text:outline-level="3">Modulator #1 page #1</text:h>
      <text:p text:style-name="P7"><text:span text:style-name="T15">Rate</text:span> – Speed in LFO mode, or envelope rate in one shot mode</text:p>
      <text:p text:style-name="P7"><text:span text:style-name="T15">Wave</text:span> – There are a number of LFO waveforms. A lot of them like <text:span text:style-name="T15">Tri</text:span>, <text:span text:style-name="T15">Saw</text:span>, Reverse Saw (<text:span text:style-name="T15">R</text:span><text:span text:style-name="T17">S</text:span><text:span text:style-name="T15">aw</text:span>), Square (<text:span text:style-name="T15">Squ</text:span>) are obvious, but there are a couple of special was forms. The <text:span text:style-name="T15">Rise</text:span> waveform is like a (rising) sawtooth, except that the waveform reset is not instantaneous, being set to 10% of the total waveform. The <text:span text:style-name="T15">Fall</text:span> waveform is the same, but reversed. Pulse (<text:span text:style-name="T15">Pul</text:span>) is a pulse wave with 25% duty cycle. Finally sample-and-hold (<text:span text:style-name="T15">S/H</text:span>) is a stepped random waveform, which <text:span text:style-name="T43">delivers</text:span> a new value for every cycle. </text:p>
      <text:p text:style-name="P7"><text:span text:style-name="T15">Initial Amount </text:span>– Amount of modulation</text:p>
      <text:p text:style-name="P8"><text:span text:style-name="T15">Dest</text:span> – Modulation destination. Most are self-explanatory (<text:span text:style-name="T15">Off</text:span>, <text:span text:style-name="T15">Osc 1</text:span>, <text:span text:style-name="T15">Osc 1+2</text:span>, <text:span text:style-name="T15">Osc 2</text:span>, <text:span text:style-name="T15">PW 1</text:span>, <text:span text:style-name="T15">PW 1+2</text:span>, <text:span text:style-name="T15">PW 2</text:span>, <text:span text:style-name="T15">Cutoff</text:span>. In addition, the MiMi-d offers modulation of the filter resonance <text:span text:style-name="T43">(</text:span><text:span text:style-name="T17">Res</text:span><text:span text:style-name="T43">) </text:span>as well as the amount of oscillator-to-filter modulation <text:span text:style-name="T43">(</text:span><text:span text:style-name="T17">Osc2Filt</text:span><text:span text:style-name="T28">)</text:span>.</text:p>
      <text:h text:style-name="P50" text:outline-level="3">Modulator #1 page #2</text:h>
      <text:p text:style-name="P7"><text:span text:style-name="T15">Controller Amount </text:span>– The amount of modulation is set by the Initial Amount on the previous page, but additionally a controller (<text:span text:style-name="T43">m</text:span>odwheel, <text:span text:style-name="T43">a</text:span>ftertouch or <text:span text:style-name="T43">v</text:span>elocity) can be used to add to the initial modulation amount. This parameter sets the amount of additional modulation provided by the controller</text:p>
      <text:p text:style-name="P7"><text:span text:style-name="T15">Controller</text:span> – Selects the controller to affect the modulation amount using the Controller Amount parameter (<text:span text:style-name="T15">Off</text:span>, <text:span text:style-name="T15">Modw</text:span>, <text:span text:style-name="T15">After</text:span><text:span text:style-name="T20">t</text:span> or <text:span text:style-name="T15">Vel</text:span>).</text:p>
      <text:p text:style-name="P7"><text:span text:style-name="T15">Polarity</text:span> – For many LFO uses, the <text:span text:style-name="T15">Normal</text:span> (bipolar) polarity is best, such as Vibrato. The waveform may be inverted in the <text:span text:style-name="T15">Inv</text:span> mode. <text:span text:style-name="T15">Uni</text:span> is a unipolar mode, <text:span text:style-name="T43">where the modulation excursions are always positive</text:span>, and <text:span text:style-name="T15">InvUni </text:span>is an inverted unipolar mode, where the <text:span text:style-name="T43">modulation</text:span> excursion is always negative.</text:p>
      <text:p text:style-name="P7"><text:soft-page-break/><text:span text:style-name="T15">Sync</text:span> – Synchronization mode. In the <text:span text:style-name="T15">Off</text:span> position, the modulator functions as a free running LFO. All voices share the same frequency and phase. The <text:span text:style-name="T15">Clock</text:span> position synchronizes the LFO to the currently playing MIDI temp<text:span text:style-name="T48">o </text:span><text:span text:style-name="T71">(see below)</text:span>. The <text:span text:style-name="T15">Key </text:span><text:span text:style-name="T27">sync</text:span> mode restarts the LFO every time a key is pressed. Since there is a separate LFO per voice, this means that the LFOs will potentially be out of phase if the voices are triggered at different times. Finally, <text:span text:style-name="T15">OneShot</text:span> mode will allow the modulator to run one full cycle and then stop, in effect turning it into an AD envelope generator.</text:p>
      <text:p text:style-name="P8">There are a couple of subtle differences <text:span text:style-name="T77">in the waveforms </text:span>between the <text:span text:style-name="T77">LFO </text:span>and <text:span text:style-name="T27">OneShot</text:span><text:span text:style-name="T15"> </text:span>modes. The triangle waveform in LFO mode<text:span text:style-name="T77">s</text:span> starts at the central point in the waveform, whereas in OneShot mode, the triang<text:span text:style-name="T43">le </text:span>waveform starts at its lowest point, <text:span text:style-name="T10">modeling</text:span> an AD envelope. For the Sawtooth waveform, in OneShot mode the waveform does not reset but stays at its maximum value after the cycle is completed, in effect <text:span text:style-name="T10">modeling</text:span> an AR envelope with infinite release time.</text:p>
      <text:h text:style-name="P47" text:outline-level="2">Clock sync</text:h>
      <text:p text:style-name="P28">When the <text:span text:style-name="T15">Sync</text:span><text:span text:style-name="T27"> parameter is set to </text:span><text:span text:style-name="T23">Clock</text:span><text:span text:style-name="T27">, the LFO is hard synchronized to the tempo supplied by the host. In this mode, the </text:span><text:span text:style-name="T23">Rate</text:span><text:span text:style-name="T27"> parameter takes on a different meaning: instead of setting the abslute frequency of the LFO, it sets the ratio of the LFO to the beat rate, in integer steps </text:span><text:span text:style-name="T34">(e.g. setting the parameter to 4.85 (see the table below) </text:span><text:span text:style-name="T35">gets</text:span><text:span text:style-name="T34"> rounded to 5, which means that the LFO cycle </text:span><text:span text:style-name="T37">will be</text:span><text:span text:style-name="T34"> one beat long, or one quarter note in 4/4 or 3/4 time).</text:span></text:p>
      <table:table table:name="Table1" table:style-name="Table1">
        <table:table-column table:style-name="Table1.A"/>
        <table:table-column table:style-name="Table1.B"/>
        <table:table-column table:style-name="Table1.C"/>
        <table:table-row>
          <table:table-cell table:style-name="Table1.A1" office:value-type="string">
            <text:p text:style-name="P35">Parameter value<text:line-break/><text:span text:style-name="T74">(range)</text:span></text:p>
          </table:table-cell>
          <table:table-cell table:style-name="Table1.A1" office:value-type="string">
            <text:p text:style-name="P35">Ratio <text:span text:style-name="T72">to beat</text:span></text:p>
          </table:table-cell>
          <table:table-cell table:style-name="Table1.C1" office:value-type="string">
            <text:p text:style-name="P36"><text:span text:style-name="T74">LFO cycle</text:span> length for quarter note beats </text:p>
            <text:p text:style-name="P36"><text:span text:style-name="T73">(e.g. 4/4 or </text:span><text:span text:style-name="T75">3/4 </text:span><text:span text:style-name="T73">time signatures)</text:span></text:p>
          </table:table-cell>
        </table:table-row>
        <table:table-row>
          <table:table-cell table:style-name="Table1.A2" office:value-type="string">
            <text:p text:style-name="P33"><text:span text:style-name="T15">0</text:span> (0-0.5)</text:p>
          </table:table-cell>
          <table:table-cell table:style-name="Table1.A2" office:value-type="string">
            <text:p text:style-name="P32">8:1</text:p>
          </table:table-cell>
          <table:table-cell table:style-name="Table1.C2" office:value-type="string">
            <text:p text:style-name="P32">Breve (<text:span text:style-name="T73">eight quarter notes</text:span>)</text:p>
          </table:table-cell>
        </table:table-row>
        <table:table-row>
          <table:table-cell table:style-name="Table1.A2" office:value-type="string">
            <text:p text:style-name="P33"><text:span text:style-name="T15">1</text:span> (0.5-1.5)</text:p>
          </table:table-cell>
          <table:table-cell table:style-name="Table1.A2" office:value-type="string">
            <text:p text:style-name="P32">6:1</text:p>
          </table:table-cell>
          <table:table-cell table:style-name="Table1.C2" office:value-type="string">
            <text:p text:style-name="P32"><text:span text:style-name="T74">S</text:span><text:span text:style-name="T73">ix quarter notes</text:span></text:p>
          </table:table-cell>
        </table:table-row>
        <table:table-row>
          <table:table-cell table:style-name="Table1.A2" office:value-type="string">
            <text:p text:style-name="P33"><text:span text:style-name="T15">2</text:span> (1.5-2.5)</text:p>
          </table:table-cell>
          <table:table-cell table:style-name="Table1.A2" office:value-type="string">
            <text:p text:style-name="P32">4:1</text:p>
          </table:table-cell>
          <table:table-cell table:style-name="Table1.C2" office:value-type="string">
            <text:p text:style-name="P32"><text:span text:style-name="T73">Whole note </text:span>(<text:span text:style-name="T73">four quarter notes</text:span>)</text:p>
          </table:table-cell>
        </table:table-row>
        <table:table-row>
          <table:table-cell table:style-name="Table1.A2" office:value-type="string">
            <text:p text:style-name="P33"><text:span text:style-name="T15">3</text:span> (2.5-3.5)</text:p>
          </table:table-cell>
          <table:table-cell table:style-name="Table1.A2" office:value-type="string">
            <text:p text:style-name="P32">3:1</text:p>
          </table:table-cell>
          <table:table-cell table:style-name="Table1.C2" office:value-type="string">
            <text:p text:style-name="P34">Three quarter notes</text:p>
          </table:table-cell>
        </table:table-row>
        <table:table-row>
          <table:table-cell table:style-name="Table1.A2" office:value-type="string">
            <text:p text:style-name="P33"><text:span text:style-name="T15">4</text:span> (3.5-4.5)</text:p>
          </table:table-cell>
          <table:table-cell table:style-name="Table1.A2" office:value-type="string">
            <text:p text:style-name="P32">2:1</text:p>
          </table:table-cell>
          <table:table-cell table:style-name="Table1.C2" office:value-type="string">
            <text:p text:style-name="P32">Half note <text:span text:style-name="T73">(two quarter notes)</text:span></text:p>
          </table:table-cell>
        </table:table-row>
        <table:table-row>
          <table:table-cell table:style-name="Table1.A2" office:value-type="string">
            <text:p text:style-name="P33"><text:span text:style-name="T15">5</text:span> (4.5-5.5)</text:p>
          </table:table-cell>
          <table:table-cell table:style-name="Table1.A2" office:value-type="string">
            <text:p text:style-name="P33">1:1</text:p>
          </table:table-cell>
          <table:table-cell table:style-name="Table1.C2" office:value-type="string">
            <text:p text:style-name="P32">Quarter note</text:p>
          </table:table-cell>
        </table:table-row>
        <table:table-row>
          <table:table-cell table:style-name="Table1.A2" office:value-type="string">
            <text:p text:style-name="P33"><text:span text:style-name="T15">6</text:span> (5.5-6.5)</text:p>
          </table:table-cell>
          <table:table-cell table:style-name="Table1.A2" office:value-type="string">
            <text:p text:style-name="P33">2:3</text:p>
          </table:table-cell>
          <table:table-cell table:style-name="Table1.C2" office:value-type="string">
            <text:p text:style-name="P32">Quarter note triplet</text:p>
          </table:table-cell>
        </table:table-row>
        <table:table-row>
          <table:table-cell table:style-name="Table1.A2" office:value-type="string">
            <text:p text:style-name="P33"><text:span text:style-name="T15">7</text:span> (6.5-7.5)</text:p>
          </table:table-cell>
          <table:table-cell table:style-name="Table1.A2" office:value-type="string">
            <text:p text:style-name="P33">1:2</text:p>
          </table:table-cell>
          <table:table-cell table:style-name="Table1.C2" office:value-type="string">
            <text:p text:style-name="P32">Eighth note</text:p>
          </table:table-cell>
        </table:table-row>
        <table:table-row>
          <table:table-cell table:style-name="Table1.A2" office:value-type="string">
            <text:p text:style-name="P33"><text:span text:style-name="T15">8</text:span> (7.5-8.5)</text:p>
          </table:table-cell>
          <table:table-cell table:style-name="Table1.A2" office:value-type="string">
            <text:p text:style-name="P33">1:3</text:p>
          </table:table-cell>
          <table:table-cell table:style-name="Table1.C2" office:value-type="string">
            <text:p text:style-name="P32">Eighth note triplet</text:p>
          </table:table-cell>
        </table:table-row>
        <table:table-row>
          <table:table-cell table:style-name="Table1.A2" office:value-type="string">
            <text:p text:style-name="P33"><text:span text:style-name="T15">9</text:span> (8.5-9.5)</text:p>
          </table:table-cell>
          <table:table-cell table:style-name="Table1.A2" office:value-type="string">
            <text:p text:style-name="P33">1:4</text:p>
          </table:table-cell>
          <table:table-cell table:style-name="Table1.C2" office:value-type="string">
            <text:p text:style-name="P32">Sixteenth note</text:p>
          </table:table-cell>
        </table:table-row>
        <table:table-row>
          <table:table-cell table:style-name="Table1.A2" office:value-type="string">
            <text:p text:style-name="P33"><text:span text:style-name="T15">10</text:span> (9.5-10)</text:p>
          </table:table-cell>
          <table:table-cell table:style-name="Table1.A2" office:value-type="string">
            <text:p text:style-name="P33">1:8</text:p>
          </table:table-cell>
          <table:table-cell table:style-name="Table1.C2" office:value-type="string">
            <text:p text:style-name="P32">Thirtysecondth note</text:p>
          </table:table-cell>
        </table:table-row>
      </table:table>
      <text:p text:style-name="P41"><text:span text:style-name="T27"><text:line-break/>Table 1. LFO temp</text:span><text:span text:style-name="T36">o</text:span><text:span text:style-name="T27"> sync ratios</text:span></text:p>
      <text:h text:style-name="Heading_20_3" text:outline-level="3">DC mode</text:h>
      <text:p text:style-name="P10">When the modulator rate is set to 0, the modulator output will be static (DC) <text:span text:style-name="T76">(unless the modulator is in clock sync mode; see above)</text:span>. Setting the waveform to square (Squ) with Sync in the Key position will cause the modulator to output a DC value which can be controlled by the Controller and Controller Amount parameters. In this way, aftertouch for instance can be used to modulate the filter. </text:p>
      <text:p text:style-name="P9"><text:soft-page-break/>If the waveform is set to S/H with Sync in the Key position, a new random value will be output every time a key is pressed.</text:p>
      <text:h text:style-name="P48" text:outline-level="2">Modulator #2</text:h>
      <text:p text:style-name="P7">Modulator #2 is identical to Modulator #1 in every respect.</text:p>
      <text:h text:style-name="P51" text:outline-level="3">Oscillator 1</text:h>
      <text:p text:style-name="P9">In the MiMi-d, as in the MiMi-a and Delta Seven, oscillator 1 is the slave oscillator, which receives FM modulation and sync from oscillator 2. In other respects, it is identical to oscillator 2.</text:p>
      <text:p text:style-name="P11"><text:span text:style-name="T15">Detune</text:span> – <text:span text:style-name="T38">Detunes the oscillator by up to +/-1 semitone. </text:span><text:span text:style-name="T33">(</text:span><text:span text:style-name="T39">In order to detune further, use the assistance of the </text:span><text:span text:style-name="T24">Pitch</text:span><text:span text:style-name="T39"> parameter)</text:span><text:span text:style-name="T33">.</text:span></text:p>
      <text:p text:style-name="P19"><text:span text:style-name="T15">Pitch</text:span> – Oscillator pitch, from 0 to 72 semitones. <text:span text:style-name="T63">At an oscillator pitch setting of 24, a MIDI note number of 60 will result in the oscillator pitch beng Middle C (261.63 Hz) (when the global octave setting is 0).</text:span></text:p>
      <text:p text:style-name="P18"><text:span text:style-name="T15">PulseWidth</text:span> – Sets the width of the Pulse waveform from 50% to 100%. No effect on other waveforms, but it may be future proof to leave the parameter at its minimum value in the event that additional waveshaping is implemented for the other waveforms in the future</text:p>
      <text:p text:style-name="Text_20_body"><text:span text:style-name="T15">Wave</text:span> – Waveform. <text:span text:style-name="T15">Off</text:span>, <text:span text:style-name="T48">Sawtooth (</text:span><text:span text:style-name="T15">Saw</text:span><text:span text:style-name="T31">)</text:span>, Pulse (<text:span text:style-name="T15">Pul</text:span>) or Triangle (<text:span text:style-name="T15">Tri</text:span>)</text:p>
      <text:h text:style-name="P52" text:outline-level="3">Oscillator <text:span text:style-name="T9">2</text:span></text:h>
      <text:p text:style-name="P18">Apart from its function as a master oscillator, oscillator 2 is identical to oscillator 1 and has the same parameters.</text:p>
      <text:h text:style-name="Heading_20_3" text:outline-level="3">Osc Common</text:h>
      <text:p text:style-name="P18">Parameters which govern the interaction between the oscillators.</text:p>
      <text:p text:style-name="P18"><text:span text:style-name="T15">Xmod</text:span> – Modulation from oscillator 2 to oscillator 1. The modulation takes place using the ordinary exponential input of the oscillator. Normally this means that there will be appreciable pitch shift as the modulation is advanced. In the MiMi-d this has been compensated to some extent, so that the pitch shift is zero when the modulation amount is set to max. For intermediate values there is a slight remaining pitch shift which can be compensated for using the Detune and Pitch parameters for Oscillator 1.</text:p>
      <text:p text:style-name="P18"><text:span text:style-name="T15">Osc2filterMod</text:span> – Audio modulation of the filter cutoff frequency by oscillator 2. This is a <text:span text:style-name="T43">slightly</text:span> unusual modulation path <text:span text:style-name="T43">(especially in digital synthesizers) </text:span>which can lead to a wide variety of sounds.</text:p>
      <text:p text:style-name="P18"><text:span text:style-name="T15">SyncLevel</text:span> – Synchronizes oscillator 1 to oscillator 2. The sync level is variable, from no sync at all to full conventional hard sync. In the intermediate settings, the oscillator 1 waveform is only reset if it happens to be lower than sync level value when the reset pulse comes from oscillator 2. One use of this is to create pseudo arpeggio sequences by setting oscillator 2 to a higher frequency than oscillator 1 and modulating oscillator 2 with an LFO.</text:p>
      <text:p text:style-name="P18"><text:span text:style-name="T15">Waveform Reset</text:span> – In a conventional analog synthesizer, the oscillators are free-running, and thus when a voice is triggered, they can be at any phase in the waveform. This corresponds to the <text:soft-page-break/><text:span text:style-name="T15">FreeRun</text:span> setting. In the <text:span text:style-name="T15">KeySync</text:span> setting, the waveforms of the oscillators resets every time the voice is triggered. This creates a ‘static’ sound when voices are retriggered which can be useful in some cases, for instance to <text:span text:style-name="T10">model</text:span> a stringed instrument where the oscillating movement of the strings start out at the same state ever time they are struck or plucked.</text:p>
      <text:h text:style-name="P53" text:outline-level="3">Mixer (<text:span text:style-name="T62">and sub oscillator</text:span>)</text:h>
      <text:p text:style-name="P12">This is the audio mixer for the oscillators, and this page also includes the settings for <text:span text:style-name="T62">the </text:span>sub oscillator slaved to oscillator 2.</text:p>
      <text:p text:style-name="P12"><text:span text:style-name="T15">Osc1Mix</text:span> – level of oscillator 1</text:p>
      <text:p text:style-name="P12"><text:span text:style-name="T15">Osc2Mix</text:span> – level of oscillator 2</text:p>
      <text:p text:style-name="P12"><text:span text:style-name="T15">Osc</text:span><text:span text:style-name="T21">2Sub Mix</text:span> – level of <text:span text:style-name="T62">sub oscillator</text:span></text:p>
      <text:p text:style-name="P13"><text:span text:style-name="T15">Osc</text:span><text:span text:style-name="T21">2Sub </text:span><text:span text:style-name="T15">Wave</text:span> – <text:span text:style-name="T62">Sub oscillator </text:span>waveform and ratio to oscillator 2. This is a classic sub oscillator, proving square waves at 1 (<text:span text:style-name="T15">-1 Squ</text:span>) and 2 (<text:span text:style-name="T15">-2 Squ</text:span>) octaves below the oscillator 2, as well as a 25% pulse wave 2 (<text:span text:style-name="T15">-</text:span><text:span text:style-name="T17">2</text:span><text:span text:style-name="T15"> Pul</text:span>) octaves below. <text:span text:style-name="T54">Alternatively</text:span>, although technically not a sub oscillator waveform, a <text:span text:style-name="T15">Noise</text:span> source can be selected. (The noise waveform is slightly unusual in that rather than being a model of an analog noise source, it models the digital output of a pseudo-random number generator. This is the type of noise generator employed in the MiMi-a, and has the advantage that it has a higher RMS (or in other words, perceived loudness) value for the same peak value than classic analog noise.<text:span text:style-name="T54">)</text:span></text:p>
      <text:h text:style-name="P54" text:outline-level="3">Filter</text:h>
      <text:p text:style-name="Text_20_body">The filter in the MiMi-d is modeled on a classic ladder type open loop four pole (24 dB/octave) low pass filter, with pre-set gain compensation when the Resonance control is advanced. It is based on the Zero Delay <text:span text:style-name="T45">Feedback</text:span> design pioneered by Vadim Zavalashin in his book “The Art of VA Filter Design”, providing a faithful reproduction of the classic 24 dB/octave filter type used by many manufacturers such as Moog, Sequential and Oberheim. It can handle audio rate modulation, and oscillates nicely when the feedback (Resonance control) is advanced far enough. Additionally, it is possible to continuously vary the filter output from 6 dB/octave to 24 db/octave. (Technically, the DSP code originates from the 4 pole filter in the OB-Xd, with a number of tweaks and modifications).</text:p>
      <text:p text:style-name="P20"><text:span text:style-name="T15">Cutoff</text:span> – The Big Red Knob of all subtractive synthesizers, setting the cutoff frequency of the filter. <text:span text:style-name="T63">The range is roughly 20 Hz to 20 kHz, with a change in the parameter value of 1.0 corresponding to exactly one octave (e.g. a cutoff frequency setting of 6 is one octave up from a setting of 5).</text:span></text:p>
      <text:p text:style-name="P12"><text:span text:style-name="T15">Resonance</text:span> – Filter resonance control. At high settings (above 0.95) the filter will self oscillate, producing a sine wave.</text:p>
      <text:p text:style-name="P12"><text:span text:style-name="T15">Key Track</text:span> – Keyboard filter tracking, adjustable from 0 (no tracking) to 1 (1:1 tracking). <text:span text:style-name="T63">The base note for the key tracking is Eb2 (MIDI note 39), i.e. when this note is played, the Key Track setting has no effect.</text:span></text:p>
      <text:p text:style-name="P12"><text:span text:style-name="T15">EnvAmount</text:span> – Amount of filter envelope modulation.</text:p>
      <text:h text:style-name="P53" text:outline-level="3"><text:soft-page-break/>Filter Configuration</text:h>
      <text:p text:style-name="P12">Sets various ancillary parameters governing the filter and the filter envelope.</text:p>
      <text:p text:style-name="P12"><text:span text:style-name="T15">Pole Count </text:span>– Continuously variable pole count from 1 to 4 (6 dB/octave to 24 dB/octave). Technically, there are only four available outputs from the filter, one for each filter stage (pole); setting intermediate values of the parameter combines the outputs from adjacent stages.</text:p>
      <text:p text:style-name="P12"><text:span text:style-name="T15">Env Invert </text:span>– Inverts the filter envelope.</text:p>
      <text:p text:style-name="P12"><text:span text:style-name="T15">Linear Env </text:span>– Sets a linear envelope shape instead of the standard exponential envelope shape.</text:p>
      <text:h text:style-name="P55" text:outline-level="3">VCA</text:h>
      <text:p text:style-name="P14">Technically, the VCA is the final signal processing point in a voice, controlled by the Loudness Envelope. On the VCA parameter page, a couple of VCA and VCA-related parameters have been collected.</text:p>
      <text:p text:style-name="P26"><text:span text:style-name="T15">HPF </text:span><text:span text:style-name="T19">F</text:span><text:span text:style-name="T15">req</text:span> – This controls a non resonant 6 dB/octave high pass filter which is inserted between the lowpass filter and the VCA. The control range <text:span text:style-name="T49">(0 to 10) corresponds to HPF cutoff frequencies from </text:span>4 Hz (minimum) to 2500 Hz (maximum). <text:span text:style-name="T43">The </text:span><text:span text:style-name="T49">fact that the HPF is always in the signal path </text:span><text:span text:style-name="T43">models the coupling capacitors used in analog electronics.</text:span></text:p>
      <text:p text:style-name="P14"><text:span text:style-name="T15">VCA </text:span><text:span text:style-name="T19">D</text:span><text:span text:style-name="T15">rive</text:span> – The MiMi-a <text:span text:style-name="T14">used</text:span> a CA3080 chip for its VCA, and for various reasons, it is driven quite hard, leading to a subtle but eminently audible waveform distortion at high volume levels. The Minimoog VCA behaves in a similar way. In the MiMi-d the amount of ‘drive’ can be controlled from none at all (minimum) to a fairly severe waveform flattening <text:span text:style-name="T49">at the maximum setting, although even at this setting, the signal is not in fact clipped</text:span>. Note that this ‘distortion’ happens before the VCA but after the filter, thus, its effect is not filtered by any subsequent lowpass filter, <text:span text:style-name="T43">and rather can add som</text:span><text:span text:style-name="T49">e</text:span><text:span text:style-name="T43"> ‘zing’ to an otherwise heavily lowpass filtered sound.</text:span></text:p>
      <text:p text:style-name="P14"><text:span text:style-name="T15">Env/</text:span><text:span text:style-name="T19">VCA</text:span><text:span text:style-name="T15"> Mode</text:span> – Most synthesizers employ a VCA with linear response, coupled with envelope generators employing exponential curves. This is modeled in the MiMi-d when the EnvMode parameter is in the (default) <text:span text:style-name="T15">Exp/</text:span><text:span text:style-name="T19">Lin</text:span> setting. In the <text:span text:style-name="T15">Lin/</text:span><text:span text:style-name="T19">Lin</text:span> setting, the VCA remains linear, but a linear envelope curve is employed. This models the MiMi-a ‘Linear VCA’ mode, and above all results in the decay and release phases seemingly not doing much until suddenly the level drops drastically. Finally the <text:span text:style-name="T15">Lin/Exp</text:span> setting models the MiMi-a ‘Exponential VCA’ mode, with employs a linear envelope curve but exponential VCA response. This is an attempt at achieving an exponential loudness response with linear envelopes. Since the exponentiation <text:span text:style-name="T43">occurs</text:span> in the VCA rather than the envelope, the Sustain (level) control has different impact than in Exp mode.</text:p>
      <text:h text:style-name="P53" text:outline-level="3">Filter Envelope</text:h>
      <text:p text:style-name="P64"><text:span text:style-name="T78">The MiMi-d utilizes a c</text:span>lassic ADSR envelope with an additional <text:span text:style-name="T78">hold phase and </text:span>sustain time parameter (thus, an A<text:span text:style-name="T78">H</text:span>DSSR envelope). When the sustain time is set above 9.91, the sustain time becomes infinite, and the envelope reverts to a classic A<text:span text:style-name="T79">(H)</text:span>DSR type. <text:span text:style-name="T78">The hold phase is a steady state period between the attack and decay phases. </text:span></text:p>
      <text:p text:style-name="P12">The exponential mode of the envelope generator is modeled on a classic analog style envelope; the attack asymptote is 1.3 times the maximum value (modeling the CEM3310 and SSM2050/50/56 chips and other, discrete, analog envelope generators), whereas the decay asymptote is the sustain level and the sustain and release asymptotes are 0. This results in a nearly linear attack curve, while <text:soft-page-break/>the decay, sustain and release phases are classic exponential decay curves. <text:span text:style-name="T11">This tends to be the most natural sounding and useful envelope shape in a synthesizer.</text:span></text:p>
      <text:p text:style-name="P22">Additionally, a linear <text:span text:style-name="T50">mode </text:span>can be selected <text:span text:style-name="T51">on the Filter Config page</text:span>, which implements a trapezoid envelope shape, with linear segments. This models the envelope generators used in the MiMi-a.</text:p>
      <text:p text:style-name="P21">Since the envelope has <text:span text:style-name="T78">six</text:span> parameters, but each parameter page in Zynthian has only four, the <text:span text:style-name="T15">Attack</text:span>, <text:span text:style-name="T15">Decay</text:span>, <text:span text:style-name="T15">Sustain</text:span> and <text:span text:style-name="T15">SustainTime</text:span> parameters are on <text:span text:style-name="T78">one p</text:span>age, whereas the <text:span text:style-name="T25">Hold </text:span><text:span text:style-name="T78">and </text:span><text:span text:style-name="T15">Release </text:span>parameter<text:span text:style-name="T78">s are </text:span>on a separate page. <text:span text:style-name="T78">While this does not completely reflect the ordering of the different envelope phases, it was felt that while tweaking, the Attack, Decay, Sustain and SustainTime parameters have the most interaction with each other, and thus it makes for a </text:span><text:span text:style-name="T79">swifter</text:span><text:span text:style-name="T78"> editing experience to have them on the same page.</text:span></text:p>
      <text:h text:style-name="P55" text:outline-level="3">Loudness Envelope</text:h>
      <text:p text:style-name="P15">The Loudness Envelope and Filter Envelope are <text:span text:style-name="T80">functionally</text:span> identical and have the same <text:span text:style-name="T15">Attack</text:span>, <text:span text:style-name="T25">Hold</text:span><text:span text:style-name="T78">, </text:span><text:span text:style-name="T15">Decay</text:span>, <text:span text:style-name="T15">Sustain, SustainTime</text:span> <text:span text:style-name="T78">and </text:span><text:span text:style-name="T25">Release </text:span>parameter<text:span text:style-name="T78">s, organized in the same way. </text:span><text:span text:style-name="T79">It also offers an optional linear envelope mode, which is selected on the </text:span><text:span text:style-name="T26">VCA</text:span><text:span text:style-name="T40"> page.</text:span></text:p>
      <text:h text:style-name="P55" text:outline-level="3">Controller Sens.</text:h>
      <text:p text:style-name="P14">The controller sensitivity page contains controls for the veloc<text:span text:style-name="T43">i</text:span>ty and aftertouch response. <text:span text:style-name="T50">The Mimi-d currently only responds to channel aftertouch, not polyphonic aftertouch.</text:span></text:p>
      <text:p text:style-name="P15"><text:span text:style-name="T15">Velocity Scale</text:span> – At its medium (5) setting, the velocity values are passed through in a linear fashion. At low settings, a scaling is applied which makes low values more prominent, in other words, more velocity must be applied to get higher resulting velocity value. At high settings, the opposite is true. Not<text:span text:style-name="T50">e</text:span> that all velocity values are still eminently reachable no matter which value the parameter has; the scaling is achieved by bending the transfer curve (rather than adding an offset). Technically, an increasing mathematical power function is employed, with negative powers for higher parameter values and positive powers for lower values.</text:p>
      <text:p text:style-name="P15"><text:span text:style-name="T15">AfterTouch Scale </text:span>– Functionally equivalent to the Velocity Scale, but operating on aftertouch.</text:p>
      <text:p text:style-name="P15"><text:span text:style-name="T15">FilterEnv Velocity </text:span>– This sets how much the filter envelope amount is controlled by velocity. Note that the control is bipolar: When medium <text:span text:style-name="T50">velocity </text:span>(MIDI value 64) is applied, the envelope amount remains unchanged. At higher velocity levels, the amount is increased, and at lower velocity levels, the amount is decreased. This tends to keep the average modulation amount constant <text:span text:style-name="T44">(although the ‘medium’ value will vary depending on the Velocity Scale parameter)</text:span>, so that it’s not necessary to ‘chase’ the velocity control with the filter cutoff setting.</text:p>
      <text:p text:style-name="P15"><text:span text:style-name="T15">Amp Velocity </text:span>- This sets how much the modulation level of the loudness envelope controlling the VCA is affected by velocity. Unlike the filter, this is not a bipolar operation; with increasing Amp Velocity, the average level will drop, being the same only at maximum velocity values.</text:p>
      <text:h text:style-name="P56" text:outline-level="3">Spread</text:h>
      <text:p text:style-name="P16">The spread parameters contain the amount of random deviation <text:span text:style-name="T44">of</text:span> different facets of the synthesize<text:span text:style-name="T42">r behavior, in order to model component tolerances and maladjustment of analog circuitry, </text:span><text:span text:style-name="T50">causing various variations from voice to voice</text:span>. <text:span text:style-name="T42">Rather than have a global ‘analog slop’ parameter randomly </text:span><text:soft-page-break/><text:span text:style-name="T42">affecting everything, here one has control over the degree of randomness for a number of key parameters.</text:span></text:p>
      <text:p text:style-name="P17">The actual <text:span text:style-name="T42">deviation</text:span> is <text:span text:style-name="T27">calculated when the plugin is initiated and remains constant after that, to model the behavior of component tolerances or maladjusted calibration, rather than having a general random value that either varies all the time or every time a new note is triggered. (Analog electronics tend to be very stable in the short term.) The result is the characteristic cyclic behavior of such deviations as the different voices are cycled through due to key assignment.</text:span></text:p>
      <text:h text:style-name="P57" text:outline-level="3">Spread #1</text:h>
      <text:p text:style-name="P24">OscSpread<text:span text:style-name="T27"> – How much the individual oscillators deviate from each other in terms of pitch. </text:span></text:p>
      <text:p text:style-name="P24">FilterSpread<text:span text:style-name="T27"> – How much the filter tuning varies from voice to voice. </text:span></text:p>
      <text:p text:style-name="P24">LevelSpread –<text:span text:style-name="T27"> How much the output level from the individual voices deviate from each other. <text:s/></text:span></text:p>
      <text:p text:style-name="P24">PanSpread<text:span text:style-name="T27"> – How much the panning of the individual voices varies from voice to voice. (This parameter harks back to the OB-Xd which in turn models the OB-Xa individual pan controls for the different voices, but rather than have 8 controls for the different voices, here they are all set randomly, which is the best way to achieve a stereo width anyway.)</text:span></text:p>
      <text:h text:style-name="Heading_20_3" text:outline-level="3">Spread #<text:span text:style-name="T42">2</text:span></text:h>
      <text:p text:style-name="P25">EnvelopeSpread<text:span text:style-name="T27"> – How much the envelopes deviate from each other in terms of timing. A single random value is calculated for every envelope, not for every time parameter, to model analog component tolerances which tend to be most prevalent when it comes to the capacitor used for the timing circuitry.</text:span></text:p>
      <text:p text:style-name="P25">PortamentoSpread<text:span text:style-name="T27"> – How much the portamento time deviates from voice to voice.</text:span></text:p>
      <text:p text:style-name="P25">LfoSpread –<text:span text:style-name="T27"> How much the modulator rate</text:span><text:span text:style-name="T29">s</text:span><text:span text:style-name="T27"> deviate from voice to voice </text:span><text:span text:style-name="T29">and modulator to modulator</text:span><text:span text:style-name="T27">.</text:span></text:p>
      <text:h text:style-name="P57" text:outline-level="3">DSP Control</text:h>
      <text:p text:style-name="P25">Oversample<text:span text:style-name="T27"> – Enables two times oversampling when enabled (default). This causes the DSP load of the plugin to essentially double, but significantly reduces digital artifacts when features such as cross modulation, filter modulation by oscillator at high resonance settings, or VCA overdrive is applied, which all tend to generate a lot of high frequency harmonics. For standard subtractive synthesis with just a swept filter and no VCA overdrive, it may be possible to reduce DSP load by switching off this parameter, </text:span><text:span text:style-name="T29">with little or no impact on the sound.</text:span></text:p>
      <text:p text:style-name="P25">Economy Mode<text:span text:style-name="T27"> – When set </text:span><text:span text:style-name="T29">(default)</text:span><text:span text:style-name="T27">, the bulk of DSP code for the individual voices is only run when the voice is actually producing sound, thus keeping the CPU load on the system to minimum. When set to off, the DSP code for all voices is run at all times, resulting in a higher but more consistent load on the system. (There will still be some variation as for instance the antialiasing algorithms on the oscillators consume more DSP the higher the oscillator pitch is). </text:span><text:span text:style-name="T32">T</text:span><text:span text:style-name="T30">here </text:span><text:span text:style-name="T27">shouldn’t be any practical difference in terms of sound, </text:span><text:span text:style-name="T32">with one exception: When the filter is set to self oscillate, it takes time for the oscillation to build up. This is not noticable when working on a patch and advancing the Resonance control, but when loading a patch where the filter is set to self oscillate (and it was not set to oscillate in the previous patch), there is a slight delay when each </text:span><text:soft-page-break/><text:span text:style-name="T32">voice is played for the first time after loading the patch before the filter breaks into oscillation, as if the loudness attack had been set to a fraction of a second.</text:span></text:p>
      <text:p text:style-name="P25"/>
      <text:h text:style-name="P58" text:outline-level="3"><text:span text:style-name="T32">T</text:span><text:span text:style-name="T27">rademarks</text:span></text:h>
      <text:p text:style-name="P29">Oberheim, OB-Xa, Moog, Memorymoog, Nord Lead, Sequenti<text:span text:style-name="T68">al, Prophet, Pro-One</text:span> and VCS3 are trademarks of their respective companies, and are used for reference only. No infringement is intended.</text:p>
      <text:h text:style-name="P59" text:outline-level="3">Thanks to</text:h>
      <text:p text:style-name="P30">Bob Moog, Dave Smith, Tom Oberheim and all the other pioneers in the synthesizer industry.</text:p>
      <text:p text:style-name="P27"><text:span text:style-name="Emphasis"><text:span text:style-name="T56">José</text:span></text:span><text:span text:style-name="T56"> </text:span><text:span text:style-name="T27">Fernando for creating and maintaining the Zynthian project.</text:span></text:p>
      <text:p text:style-name="P30">Brian Walton for helpful discussions, proof reading, suggestions and bug finding.</text:p>
      <text:p text:style-name="P31">Nils Ericson for longtime support and sugges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card Wanderlöf</meta:initial-creator>
    <meta:creation-date>2024-03-27T06:48:28.905263939</meta:creation-date>
    <dc:date>2024-10-20T13:07:44.792950888</dc:date>
    <dc:creator>Ricard Wanderlöf</dc:creator>
    <meta:editing-duration>P58DT36M49S</meta:editing-duration>
    <meta:editing-cycles>84</meta:editing-cycles>
    <meta:generator>LibreOffice/7.4.7.2$Linux_X86_64 LibreOffice_project/40$Build-2</meta:generator>
    <meta:document-statistic meta:table-count="1" meta:image-count="0" meta:object-count="0" meta:page-count="12" meta:paragraph-count="173" meta:word-count="4914" meta:character-count="29556" meta:non-whitespace-character-count="24741"/>
  </office:meta>
</office:document-meta>
</file>